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60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pitch-complex="variable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office:annotation draw:style-name="gr1" draw:text-style-name="P1" svg:width="1.5063in" svg:height="0.7394in" svg:x="0.826in" svg:y="0.0209in" draw:caption-point-x="-0.1602in" draw:caption-point-y="-0.0169in">
              <dc:date>2011-11-09T00:00:00</dc:date>
              <text:p text:style-name="P1"><text:span text:style-name="T1">bisle:</text:span></text:p>
              <text:p text:style-name="P1"><text:span text:style-name="T2">This is a comment.</text:span></text:p>
            </office:annotation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